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OMAN IN THE STREET: DEPART FROM HER (5:1-14, 21-23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THE WOMAN IN THE STREET: DEPART FROM HER (5:1-14, 21-23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leasure she offers (5: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leasure she offers (5: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er lips are as sweet as honey (5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r mouth is smoother than oil (5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WOMAN IN THE STREET: DEPART FROM HER (5:1-14, 21-23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leasure she offers (5: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ice you pay (5:4-14, 21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3-twoColTx-Title-and-2-Column-Text" presentation:presentation-page-layout-name="Master1-PPL13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price you pay (5:4-14, 21-23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021in" svg:y="2in" svg:width="4.61632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"The result is as bitter as poison" (5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"Her feet go down to death" (5:5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does not care about the path to life" (5: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loss of one's reputation (5:7-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100" presentation:style-name="a568" draw:name="Text Placeholder 3" svg:x="6.16319in" svg:y="2in" svg:width="4.61632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loss of one's self-respect (5:12-14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loss of one's wealth (5:10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loss of one's health (5: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loss of one's very soul (5:21-2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WOMAN IN THE STREET: DEPART FROM HER (5:1-14, 21-23).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pleasure she offers (5: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ice you pay (5:4-14, 21-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PROVERBS 5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WOMAN IN THE STREET: DEPART FROM HER (5:1-14, 21-23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WIFE IN THE HOME: DELIGHT IN HER (5:15-2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2-tx-Title-and-Text" presentation:presentation-page-layout-name="Master1-PPL12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WIFE IN THE HOME: DELIGHT IN HER (5:15-20).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rule: Remain faithful to her (5:15-18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reward: Her love will satisfy you (5:19-20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PROVERBS 5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WOMAN IN THE STREET: DEPART FROM HER (5:1-14, 21-23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WIFE IN THE HOME: DELIGHT IN HER (5:15-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5 </dc:title>
    <meta:initial-creator>David STRICKLAND</meta:initial-creator>
    <dc:creator>David STRICKLAND</dc:creator>
    <meta:creation-date>2020-02-23T23:17:28Z</meta:creation-date>
    <dc:date>2020-02-23T23:17:28Z</dc:date>
    <meta:template xlink:href="BibleStudy" xlink:type="simple"/>
    <meta:editing-cycles>1</meta:editing-cycles>
    <meta:editing-duration>PT0S</meta:editing-duration>
    <meta:document-statistic meta:paragraph-count="31" meta:word-count="327"/>
  </office:meta>
</office:document-meta>
</file>